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ManagerTimeoutTests.handleTimeout( NativeWebRequest request , DeferredResult &lt; T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TimeoutTests.startCallableProcessingTimeoutAndCheckThread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syncManagerTimeoutTests.startCallableProcessingAfter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syncManagerTimeoutTests.startCallableProcessingTimeoutAndResumeThrough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syncManagerTimeou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syncManagerTimeoutTests.startDeferredResultProcessingTimeoutAndResumeWithDefaul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syncManagerTimeoutTests.startDeferredResultProcessingAfter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AsyncManagerTimeoutTests.startCallableProcessingTimeoutAndResumeThrough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syncManagerTimeoutTests.startDeferredResultProcessingTimeoutAndResumeThrough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syncManagerTimeoutTests.startCallableProcessingTimeoutAnd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TimeoutTests.startDeferredResultProcessingTimeoutAndResumeThrough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AsyncManagerTimeoutTests.startDeferredResultProcessingTimeoutAnd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